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5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 ser" svg:font-family="'Sans ser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8da2"/>
    </style:style>
    <style:style style:name="P2" style:family="paragraph" style:parent-style-name="Standard">
      <style:text-properties officeooo:paragraph-rsid="0004d02e"/>
    </style:style>
    <style:style style:name="P3" style:family="paragraph" style:parent-style-name="Standard">
      <style:text-properties officeooo:paragraph-rsid="0006237e"/>
    </style:style>
    <style:style style:name="T1" style:family="text">
      <style:text-properties style:font-name="FreeSans" officeooo:rsid="00028d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883f" style:font-weight-asian="bold" style:font-weight-complex="bold"/>
    </style:style>
    <style:style style:name="T4" style:family="text">
      <style:text-properties officeooo:rsid="0006883f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officeooo:rsid="0006883f" style:font-size-asian="12.25pt" style:font-weight-asian="bold" style:font-size-complex="14pt" style:font-weight-complex="bold"/>
    </style:style>
    <style:style style:name="T7" style:family="text">
      <style:text-properties fo:font-size="15pt" fo:font-weight="bold" officeooo:rsid="0006883f" style:font-size-asian="15pt" style:font-weight-asian="bold" style:font-size-complex="15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7">Testing with Resolution of 1280x720 using a NVIDIA RTX 2070</text:span><text:tab/></text:p>
      <text:p text:style-name="P1"><text:span text:style-name="T1"/></text:p>
      <text:p text:style-name="P1"><text:tab/><text:tab/><text:span text:style-name="T2">Times per Section Including First 10 Frames </text:span><text:span text:style-name="T3">(s)</text:span></text:p>
      <text:p text:style-name="P1"><draw:frame draw:style-name="fr1" draw:name="Object1" text:anchor-type="paragraph" svg:x="1.513cm" svg:y="0.363cm" svg:width="10.814cm" svg:height="7.87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<text:tab/><text:tab/></text:span></text:p>
      <text:p text:style-name="P3"><text:span text:style-name="T2"><text:tab/><text:tab/>Times per Section Excluding First 10 Frames </text:span><text:span text:style-name="T3">(s)</text:span></text:p>
      <text:p text:style-name="P2"><draw:frame draw:style-name="fr1" draw:name="Object5" text:anchor-type="paragraph" svg:x="1.519cm" svg:y="0.362cm" svg:width="10.342cm" svg:height="8.188cm" draw:z-index="0"><draw:object xlink:href="./Object 5" xlink:type="simple" xlink:show="embed" xlink:actuate="onLoad"/><draw:image xlink:href="./ObjectReplacements/Object 5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Object2" text:anchor-type="paragraph" svg:x="0.083cm" svg:y="0.28cm" svg:width="16.064cm" svg:height="2.415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 ser" svg:font-family="'Sans ser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23:41.683719851</meta:creation-date>
    <dc:date>2020-03-05T13:08:24.829896210</dc:date>
    <meta:editing-duration>PT4M11S</meta:editing-duration>
    <meta:editing-cycles>1</meta:editing-cycles>
    <meta:document-statistic meta:table-count="0" meta:image-count="0" meta:object-count="3" meta:page-count="1" meta:paragraph-count="5" meta:word-count="26" meta:character-count="164" meta:non-whitespace-character-count="13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row table:style-name="ro1" table:number-rows-repeated="10">
          <table:table-cell/>
          <table:table-cell table:style-name="Default"/>
        </table:table-row>
        <table:table-row table:style-name="ro1">
          <table:table-cell table:style-name="ce5" office:value-type="string" calcext:value-type="string">
            <text:p>Camera setup/pre-process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2156" calcext:value-type="float">
            <text:p>0.215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Instance Segmentation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29" calcext:value-type="float">
            <text:p>0.29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121" calcext:value-type="float">
            <text:p>0.11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Post Processing/Object tracking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337" calcext:value-type="float">
            <text:p>0.133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528" calcext:value-type="float">
            <text:p>0.528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52" calcext:value-type="float">
            <text:p>0.15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2:58:48.982311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-33% 58%" fo:font-size="12pt" style:font-size-asian="12pt" style:font-size-complex="12pt"/>
    </style:style>
    <style:style style:name="T2" style:family="text">
      <style:text-properties style:text-position="0% 100%"/>
    </style:style>
    <style:style style:name="T3" style:family="text">
      <style:text-properties fo:font-size="12pt" style:text-position="-33% 58%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Stopping Process</text:p>
          </table:table-cell>
          <table:table-cell table:style-name="ce3" office:value-type="string" calcext:value-type="string">
            <text:p>Time for Task (T<text:span text:style-name="T3">ri</text:span>)</text:p>
          </table:table-cell>
          <table:table-cell table:style-name="ce3" office:value-type="string" calcext:value-type="string">
            <text:p>Total time (T<text:span text:style-name="T3">r</text:span><text:span text:style-name="T2">) at Current Step</text:span></text:p>
          </table:table-cell>
        </table:table-row>
        <table:table-row table:style-name="ro2">
          <table:table-cell office:value-type="string" calcext:value-type="string">
            <text:p>Person appears in actual location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mera setup/pre-processing</text:p>
          </table:table-cell>
          <table:table-cell office:value-type="float" office:value="0.0126" calcext:value-type="float">
            <text:p>0.0126</text:p>
          </table:table-cell>
          <table:table-cell table:formula="of:=[.C2]+[.B3]" office:value-type="float" office:value="0.0126" calcext:value-type="float">
            <text:p>0.0126</text:p>
          </table:table-cell>
        </table:table-row>
        <table:table-row table:style-name="ro2">
          <table:table-cell office:value-type="string" calcext:value-type="string">
            <text:p>Instance Segmentation </text:p>
          </table:table-cell>
          <table:table-cell office:value-type="float" office:value="0.1123" calcext:value-type="float">
            <text:p>0.1123</text:p>
          </table:table-cell>
          <table:table-cell table:formula="of:=[.C3]+[.B4]" office:value-type="float" office:value="0.1249" calcext:value-type="float">
            <text:p>0.1249</text:p>
          </table:table-cell>
        </table:table-row>
        <table:table-row table:style-name="ro2">
          <table:table-cell office:value-type="string" calcext:value-type="string">
            <text:p>Post Processing/Object tracking</text:p>
          </table:table-cell>
          <table:table-cell office:value-type="float" office:value="0.0276" calcext:value-type="float">
            <text:p>0.0276</text:p>
          </table:table-cell>
          <table:table-cell table:formula="of:=[.C4]+[.B5]" office:value-type="float" office:value="0.1525" calcext:value-type="float">
            <text:p>0.152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3:05:28.622964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 table:style-name="ce3" office:value-type="string" calcext:value-type="string">
            <text:p>Camera setup/pre-processing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Instance Segmentation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Post Processing/Object tracking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316" calcext:value-type="float">
            <text:p>0.13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1985" calcext:value-type="float">
            <text:p>0.19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524" calcext:value-type="float">
            <text:p>0.152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2:58:36.30791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